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40000019A932242FE3F8C4E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754" officeooo:paragraph-rsid="000497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s</text:p>
      <text:p text:style-name="P1"/>
      <text:p text:style-name="P1">Brave</text:p>
      <text:p text:style-name="P1"/>
      <text:p text:style-name="P1">Edge</text:p>
      <text:p text:style-name="P1"><draw:frame draw:style-name="fr1" draw:name="Imagen1" text:anchor-type="char" svg:width="17cm" svg:height="8.029cm" draw:z-index="0"><draw:image xlink:href="Pictures/10000201000003640000019A932242FE3F8C4E68.png" xlink:type="simple" xlink:show="embed" xlink:actuate="onLoad" draw:mime-type="image/png"/></draw:frame></text:p>
      <text:p text:style-name="P1">Chrome</text:p>
      <text:p text:style-name="P1"/>
      <text:p text:style-name="P1">Solo cambia la interfaz de los prom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12-10T22:31:14.144000000</dc:date>
    <meta:editing-duration>PT3M44S</meta:editing-duration>
    <meta:editing-cycles>3</meta:editing-cycles>
    <meta:document-statistic meta:table-count="0" meta:image-count="1" meta:object-count="0" meta:page-count="1" meta:paragraph-count="5" meta:word-count="11" meta:character-count="58" meta:non-whitespace-character-count="52"/>
  </office:meta>
</office:document-meta>
</file>